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cm" fo:margin-right="0cm" fo:text-align="justify" style:justify-single-word="false" fo:text-indent="0.499cm" style:auto-text-indent="false"/>
      <style:text-properties fo:color="#6666ff"/>
    </style:style>
    <style:style style:name="P22"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style:style>
    <style:style style:name="P24"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style:text-properties fo:language="en" fo:country="US"/>
    </style:style>
    <style:style style:name="P80" style:family="paragraph" style:parent-style-name="Text_20_body">
      <style:paragraph-properties fo:background-color="#eeeeee">
        <style:background-image/>
      </style:paragraph-properties>
    </style:style>
    <style:style style:name="P81" style:family="paragraph" style:parent-style-name="Text_20_body">
      <style:paragraph-properties fo:background-color="#eeeeee">
        <style:background-image/>
      </style:paragraph-properties>
      <style:text-properties fo:language="ru" fo:country="RU"/>
    </style:style>
    <style:style style:name="P82" style:family="paragraph" style:parent-style-name="Text_20_body">
      <style:paragraph-properties fo:text-align="justify" style:justify-single-word="false"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5" style:family="paragraph" style:parent-style-name="Text_20_body">
      <style:paragraph-properties fo:margin-left="0cm" fo:margin-right="0cm" fo:text-align="justify" style:justify-single-word="false" fo:text-indent="0cm" style:auto-text-indent="false"/>
    </style:style>
    <style:style style:name="P86" style:family="paragraph" style:parent-style-name="Text_20_body">
      <style:paragraph-properties fo:margin-left="0cm" fo:margin-right="0cm" fo:text-align="justify" style:justify-single-word="false" fo:text-indent="0cm" style:auto-text-indent="false"/>
      <style:text-properties fo:color="#800000"/>
    </style:style>
    <style:style style:name="P8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cm" fo:margin-right="0cm" fo:text-align="center" style:justify-single-word="false" fo:text-indent="0cm" style:auto-text-indent="false"/>
    </style:style>
    <style:style style:name="P8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8" style:family="paragraph" style:parent-style-name="Footnote">
      <style:paragraph-properties fo:margin-left="0cm" fo:margin-right="0cm" fo:text-indent="0cm" style:auto-text-indent="fals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Footnote">
      <style:text-properties style:use-window-font-color="true"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9" style:family="paragraph" style:parent-style-name="Heading_20_1">
      <style:paragraph-properties fo:margin-left="0cm" fo:margin-right="0cm" fo:text-align="center" style:justify-single-word="false" fo:text-indent="0.499cm" style:auto-text-indent="false"/>
    </style:style>
    <style:style style:name="P110" style:family="paragraph" style:parent-style-name="Heading_20_1">
      <style:paragraph-properties fo:background-color="#eeeeee">
        <style:background-image/>
      </style:paragraph-properties>
    </style:style>
    <style:style style:name="P111" style:family="paragraph" style:parent-style-name="Heading_20_2">
      <style:text-properties fo:language="en" fo:country="US"/>
    </style:style>
    <style:style style:name="P112" style:family="paragraph" style:parent-style-name="Heading_20_2">
      <style:text-properties fo:language="ru" fo:country="RU"/>
    </style:style>
    <style:style style:name="P113" style:family="paragraph" style:parent-style-name="Heading_20_2">
      <style:paragraph-properties fo:background-color="#eeeeee">
        <style:background-image/>
      </style:paragraph-properties>
    </style:style>
    <style:style style:name="P114" style:family="paragraph" style:parent-style-name="Heading_20_2">
      <style:paragraph-properties fo:background-color="#eeeeee">
        <style:background-image/>
      </style:paragraph-properties>
      <style:text-properties fo:language="ru" fo:country="RU"/>
    </style:style>
    <style:style style:name="P115"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32314508421545081"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8659149963710406133"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927616171090801462"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P111" text:outline-level="2">1. Терра</text:h>
      <text:p text:style-name="P20">музыка - кондовая электронная, холодная и отчаянная (Electronics “Disappointed”)</text:p>
      <text:p text:style-name="P8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8"/>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19"/>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6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0">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0">Ограничени<text:span text:style-name="T1">е 2: решение должно находиться в правовых рамках уголовного и административного кодекса.</text:span></text:p>
      <text:p text:style-name="P60">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0"><text:span text:style-name="T6">&lt;\</text:span><text:span text:style-name="T1">Выполняю задачу</text:span>...</text:p>
      <text:p text:style-name="P60"><text:span text:style-name="T6">&lt;\</text:span>...</text:p>
      <text:p text:style-name="P60"><text:span text:style-name="T6">&lt;\</text:span>Решение:</text:p>
      <text:p text:style-name="P60"><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0"><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8"/>
      <text:p text:style-name="P25">&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19"/>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0"/>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28">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2">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8">***</text:p>
      <text:p text:style-name="P8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2"/>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3"/>
      <text:p text:style-name="P2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2"/>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1264960172492909341"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8"><text:s/>Сколько страниц сегодня нахреначили?</text:p><text:p text:style-name="P99">– <text:span text:style-name="T1">Восемь, учитель!</text:span></text:p><text:p text:style-name="P99">–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6">4. </text:span>Библиотека</text:h>
      <text:p text:style-name="P12">&lt;<text:span text:style-name="T40">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риняла грозный вид.</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2"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0">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1" text:outline-level="2">6. Стыд</text:h>
      <text:p text:style-name="P36"/>
      <text:p text:style-name="P38">~~~ Завтра на семь в библиотеке ~~~</text:p>
      <text:p text:style-name="P38"/>
      <text:p text:style-name="P36">–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саквояж и сунул его в рюкзак.</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6">Она проследовала к выходу, кивком головы приглашая меня следовать за ней.</text:p>
      <text:p text:style-name="P36"><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1">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text:soft-page-break/>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6">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text:soft-page-break/>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text:soft-page-break/>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text:soft-page-break/>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Тия виновато закусила губу и отвернулась.</text:p>
      <text:p text:style-name="P32">–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text:soft-page-break/>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9"><text:span text:style-name="T35">– </text:span>“<text:span text:style-name="T1">Что я могу сделать, чтобы вернуть всё назад?</text:span>”</text:p>
      <text:p text:style-name="P9"><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5">– </text:span><text:span text:style-name="T28">Что бы это значило, Флер?</text:span></text:p>
      <text:p text:style-name="P9"><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 Ну ок. Тогда она обрадуется следующей новости: я ухожу.</text:p>
      <text:p text:style-name="P32"><text:soft-page-break/>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5"><text:soft-page-break/>–<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 А почему только тебя? А меня? А дядю-горгулия?</text:p>
      <text:p text:style-name="P38"><text:soft-page-break/>–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9">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 Ред Делишес? Две серебряшки.</text:p>
      <text:p text:style-name="P32"><text:soft-page-break/>–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2"><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9"><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по отрыжке с Рэйнбоу.</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6">–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
      <text:p text:style-name="P38">– Спайк, будь добр, принеси дневник эксперимента. Он в подвале, за шафом с ретортами, в...</text:p>
      <text:p text:style-name="P38">– В сейфе, я в курсе.</text:p>
      <text:p text:style-name="P38"/>
      <text:p text:style-name="P39">***</text:p>
      <text:p text:style-name="P36">&lt;<text:span text:style-name="T46">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text:soft-page-break/>Замечания: замечаний нет</text:p>
      <text:p text:style-name="P38"/>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6">Примечания: эгрегор Эквестрии (место, откуда берутся и куда уходят <text:span text:style-name="T1">всепони)&lt;разъяснение эгрегора перенести в разговор с Максом&gt;?</text:span> Куда ведёт чёрный экран?</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6">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2">***</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text:soft-page-break/>Замечания: замечаний нет</text:p>
      <text:p text:style-name="P38"/>
      <text:p text:style-name="P1">Я посмотрела на застывшее у моих ног<text:span text:style-name="T1"> тело</text:span>. </text:p>
      <text:p text:style-name="P16">“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6">“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6">“По-крайней мере, я снова могу бегать, пусть и в мире Зелёных Лугов. <text:span text:style-name="T1">Если </text:span><text:span text:style-name="T1">они </text:span><text:span text:style-name="T1">ещё где-то </text:span><text:span text:style-name="T1">остались.</text:span>”</text:p>
      <text:p text:style-name="P1">Я оттолкнулась от <text:span text:style-name="T1">каменных</text:span><text:span text:style-name="T1"> </text:span><text:span text:style-name="T1">плит</text:span><text:span text:style-name="T1">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text:span><text:span text:style-name="T1">странно</text:span><text:span text:style-name="T1"> не ощущать на ноге ПипБака, который за </text:span><text:span text:style-name="T1">годы ношения</text:span><text:span text:style-name="T1"> успел стал частью меня.</text:span></text:p>
      <text:p text:style-name="P16"><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text:span><text:span text:style-name="T1">н</text:span><text:span text:style-name="T1">е так. Смеялись. Надо обо всём думать в прошлом времени. Всё осталось позади. А впереди </text:span><text:span text:style-name="T34">— солнце. </text:span><text:span text:style-name="T34">Моё солнце.</text:span><text:span text:style-name="T5">»</text:span></text:p>
      <text:p text:style-name="P42"><text:span text:style-name="T5">Я </text:span><text:span text:style-name="T5">остановилась перед дверью. </text:span><text:span text:style-name="T5">Полметра брони отделяли меня от Эквестрии. Полметра брони и двадцать пять лет.</text:span></text:p>
      <text:p text:style-name="P16"><text:span text:style-name="T5">«</text:span><text:span text:style-name="T5">Мне страшно. Страшно от того, что я увижу снаружи. Долгие годы я приходила сюда в надежде выйти. И потом, когда надежда пропала, тоже. </text:span><text:span text:style-name="T5">Эта дверь помнит мои тихие мольбы. </text:span><text:span text:style-name="T5">Ох, Селестия, если ты слышишь меня, если ты ещё жива </text:span><text:span text:style-name="T34">— </text:span><text:span text:style-name="T34">сделай так, чтобы солнце существовало! </text:span><text:span text:style-name="T34">Я не прошу тебя вернуть всё назад </text:span><text:span text:style-name="T34">— </text:span><text:span text:style-name="T34">если так случилось, значит, мы заслужили это. Но солнце </text:span><text:span text:style-name="T34">—</text:span><text:span text:style-name="T34"> </text:span><text:span text:style-name="T34">т</text:span><text:span text:style-name="T34">ы ведь всегда заботилась о нём, ты не можешь допустить, чтобы оно исчезло. Услышь меня, я </text:span><text:span text:style-name="T34">— </text:span><text:span text:style-name="T34">одна из немногих, кто ещё видел тебя вживую. Пусть светит солнце, а уж найти Эпплснэка я смогу. </text:span><text:span text:style-name="T34">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1"><text:span text:style-name="T1">И на моих глазах пустошь которой стал Понивилль, стала преображаться. З</text:span><text:span text:style-name="T1">аз</text:span><text:span text:style-name="T1">венел колокольчик, возвещая жеребят о начале урока. С рынка доносился гомон торгующихся. К станции, деловито пыхтя, подходил поезд. </text:span><text:span text:style-name="T1">Призраки прошлой жизни манили меня, упрашива</text:span><text:span text:style-name="T1">я</text:span><text:span text:style-name="T1"> забыть, что произошло.</text:span></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тем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6">—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38"/>
      <text:p text:style-name="P38"><text:soft-page-break/>Примечания: ПипБак? Стойло? Двойники?</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получить описание сна оказалось невозможным вследствие неадекватного поведения испытуемой. </text:p>
      <text:p text:style-name="P1"/>
      <text:p text:style-name="P2">***</text:p>
      <text:p text:style-name="P1"/>
      <text:p text:style-name="P16">Сим повелеваем запретить дальнейшие исследования с использованием заклинания Индрэ, дабы не возмущать ткань сновидений и не подвергать опасности физическое и психическое здоровье пони.</text:p>
      <text:p text:style-name="P16"/>
      <text:p text:style-name="P17">Принцесса Луна</text:p>
      <text:p text:style-name="P1"/>
      <text:p text:style-name="P1"/>
      <text:p text:style-name="P1"/>
      <text:p text:style-name="P1"/>
      <text:p text:style-name="P1"/>
      <text:p text:style-name="P1"/>
      <text:p text:style-name="P1"/>
      <text:p text:style-name="P1"/>
      <text:p text:style-name="P1">&lt;<text:span text:style-name="T23">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text:soft-page-break/>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3"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6"><text:span text:style-name="T6">&lt;</text:span><text:span text:style-name="T17">Вкратце суть сна Рэрити.</text:span></text:p>
      <text:p text:style-name="P46"><text:span text:style-name="T17">Она проснулась в мире Терры веб-дизайнером. И мир Эквестрии ей только снился </text:span><text:span text:style-name="T20">—</text:span><text:span text:style-name="T17"> и быстро начал забываться. Т.е. мир Эквестрии - всего лишь сон терранского парня (девушки?)</text:span></text:p>
      <text:p text:style-name="P46"><text:span text:style-name="T17">к экрану - очередь из пони (пони пропадают из Эквестрии). В очереди близко к экрану </text:span><text:span text:style-name="T20">—</text:span><text:span text:style-name="T17"> Селестия. Рэрити </text:span><text:span text:style-name="T20">—</text:span><text:span text:style-name="T17"> без очереди (у неё </text:span><text:span text:style-name="T20">—</text:span><text:span text:style-name="T17"> билет-пропуск от Индрэ).</text:span></text:p>
      <text:p text:style-name="P46"><text:span text:style-name="T17">Рэрити проснулась парнем, т.к. в Эквестрии </text:span><text:span text:style-name="T20">—</text:span><text:span text:style-name="T17"> матриархат, роль терранских мужчин там несут кобылы.</text:span></text:p>
      <text:p text:style-name="P46"><text:span text:style-name="T17">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46"/>
      <text:p text:style-name="P47">***</text:p>
      <text:p text:style-name="P46"/>
      <text:p text:style-name="P46"><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oft-page-break/><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8"/>
      <text:p text:style-name="P36"/>
      <text:p text:style-name="P36"/>
      <text:p text:style-name="P36"/>
      <text:p text:style-name="P36"/>
      <text:p text:style-name="P36"/>
      <text:p text:style-name="P36"/>
      <text:p text:style-name="P36"/>
      <text:p text:style-name="P36"/>
      <text:p text:style-name="P36"/>
      <text:p text:style-name="P36">&lt;<text:span text:style-name="T17">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32"/>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text:span text:style-name="T1">–</text:span> Одержимого чем? <text:span text:style-name="T1">–</text:span> спросила Рэрити.</text:p>
      <text:p text:style-name="P4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text:soft-page-break/>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46">Твайлайт начала в возбуждении ходить по читальному залу.</text:p>
      <text:p text:style-name="P26">–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text:soft-page-break/>равновесия, в описании к которому есть ссылка на заклинание роста <text:span text:style-name="T1">(вставить шутку в стиле Влада)</text:span>.</text:p>
      <text:p text:style-name="P32"/>
      <text:p text:style-name="P32">&gt;</text:p>
      <text:p text:style-name="P32"/>
      <text:p text:style-name="P32"/>
      <text:p text:style-name="P32"/>
      <text:p text:style-name="P38">.<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9"><text:span text:style-name="T35">&lt;</text:span><text:span text:style-name="T22">Макс помогает починить Эпплджек повозку.</text:span><text:span text:style-name="T35">&gt;</text:span></text:p>
      <text:p text:style-name="P32"/>
      <text:p text:style-name="P79">&lt;<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9"><text:span text:style-name="T18">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9">&lt;<text:span text:style-name="T24">В разговоре с Луной после исчезновения Селестии Макс узнаёт, что она (Селестия) холодна к сексу. </text:span>&gt;</text:p>
      <text:p text:style-name="P47"/>
      <text:p text:style-name="P47">***</text:p>
      <text:p text:style-name="P46"/>
      <text:p text:style-name="P46"/>
      <text:p text:style-name="P46">И хотя мне непонятно, что <text:s/>он имел ввиду под “внешними силами”, под гармонией он явно подразумевал элементы… Ай!</text:p>
      <text:p text:style-name="P46">Твайлайт, погружённая в свои мысли, не заметила вылезшего из своей корзинки зевающего Спайка.</text:p>
      <text:p text:style-name="P46"><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6"><text:span text:style-name="T6">–</text:span> Да нет, всё в порядке, Спайк. <text:span text:style-name="T6">–</text:span> Твайлайт потирала ушибленный нос.</text:p>
      <text:p text:style-name="P46">Дракончик кивнул и пошёл по направлению к уборной. Я смочил запасной носовой платок в кувшине с водой, выжал его и приложил к носу Твайлайт.</text:p>
      <text:p text:style-name="P46"><text:span text:style-name="T6">–</text:span> Вообще-то говоря, мне кажется, внешняя сила <text:span text:style-name="T1">—</text:span> это я. Я точно произошёл не в Эквестрии и <text:soft-page-break/>вообще не в этом мире.</text:p>
      <text:p text:style-name="P46"><text:span text:style-name="T6">–</text:span> Да, логично, <text:span text:style-name="T6">–</text:span> сказала в нос Твайлайт. <text:span text:style-name="T6">–</text:span> Могла бы и сама догадаться.</text:p>
      <text:p text:style-name="P46"><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oft-page-break/><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46"><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text:soft-page-break/>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46"/>
      <text:h text:style-name="P115" text:outline-level="2"/>
      <text:p text:style-name="P9"/>
      <text:p text:style-name="P9"/>
      <text:p text:style-name="P9"/>
      <text:p text:style-name="P9"/>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0"/>
      <text:p text:style-name="P51">&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7">&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8">&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8"/>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text:soft-page-break/>потом не захотел бы видеть меня от перенесенного унижения.</text:p>
      <text:p text:style-name="P54"><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6"/>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3" text:outline-level="2">Рейд пони-рэйнджеров</text:h>
      <text:p text:style-name="P46">&lt;Магия изо всех окраин Эквестрии бежит к её центру — в Вечнодикий лес&gt;</text:p>
      <text:p text:style-name="P53">(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text:soft-page-break/>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oft-page-break/><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3"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text:soft-page-break/>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oft-page-break/><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3"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oft-page-break/><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6"/>
      <text:p text:style-name="P58">Она вытянула шею и начала по очереди сгибать-разгибать ноги, разминая суставы.</text:p>
      <text:p text:style-name="P58"><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3" text:outline-level="2">В библиотеке замка Селестии</text:h>
      <text:p text:style-name="P80"/>
      <text:p text:style-name="P5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3" text:outline-level="2">Понивилль</text:h>
      <text:p text:style-name="P46"/>
      <text:h text:style-name="P113"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text:soft-page-break/>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3" text:outline-level="2">Первый сеанс двойного сна. Рэрити</text:h>
      <text:p text:style-name="P46"/>
      <text:p text:style-name="P46"><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oft-page-break/><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3" text:outline-level="2">Сон Макса</text:h>
      <text:p text:style-name="P80"/>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4"><text:span text:style-name="T6">–</text:span> Готова, <text:span text:style-name="T6">–</text:span> процедила она.</text:p>
      <text:p text:style-name="P54">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46"><text:span text:style-name="T17">Эгрегор Эквестрии </text:span><text:span text:style-name="T20">—</text:span><text:span text:style-name="T17"> Селестия </text:span><text:span text:style-name="T20">—</text:span><text:span text:style-name="T17"> на кончике главного рога Анакор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oft-page-break/><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5"/>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3"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oft-page-break/><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text:span text:style-name="T17">У Твайлайт после видения гибели Кимеринна появились морщинки возле глаз</text:span><text:span text:style-name="T6">&gt;</text:span></text:p>
      <text:p text:style-name="P46"/>
      <text:h text:style-name="P113"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text:soft-page-break/>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lt;</text:span><text:span text:style-name="T17">Аликорны </text:span><text:span text:style-name="T20">—</text:span><text:span text:style-name="T17"> элементали. Они воплощают в себе какую-либо сторону чаяний и настроений сообщества пони. Анакорн </text:span><text:span text:style-name="T20">—</text:span><text:span text:style-name="T17"> супераликорн, элементаль всего мира</text:span><text:span text:style-name="T6">&gt;</text:span></text:p>
      <text:p text:style-name="P50"/>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text:soft-page-break/>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oft-page-break/><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oft-page-break/><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h text:style-name="P113" text:outline-level="2"/>
      <text:p text:style-name="P80"/>
      <text:p text:style-name="P80"/>
      <text:p text:style-name="P80"/>
      <text:p text:style-name="P80"/>
      <text:p text:style-name="P80"/>
      <text:p text:style-name="P80"/>
      <text:p text:style-name="P80"/>
      <text:p text:style-name="P80"/>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
      <text:p text:style-name="P46"><text:span text:style-name="T6">&lt;</text:span><text:span text:style-name="T17">Кто следующий готов рассказывать?</text:span></text:p>
      <text:p text:style-name="P54">Пинки дёрнулась на месте, но промолчала.</text:p>
      <text:p text:style-name="P46"><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6"/>
      <text:p text:style-name="P46"><text:span text:style-name="T6">&lt;</text:span><text:span text:style-name="T17">Сон РД:</text:span></text:p>
      <text:p text:style-name="P54">...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54">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54">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3" text:outline-level="2"><text:soft-page-break/></text:h>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Пинки не ответила. Она то копыта к глазам, то принималось яростно тереть виски и трясти головой.</text:p>
      <text:p text:style-name="P46"><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46"><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46"><text:span text:style-name="T6">–</text:span> Дайте ей рассказать сон, <text:span text:style-name="T6">–</text:span> протиснулась между подруг РД. <text:span text:style-name="T6">–</text:span> Что ты…</text:p>
      <text:p text:style-name="P46"><text:span text:style-name="T6">–</text:span> А<text:span text:style-name="T1">АА</text:span>!!! <text:span text:style-name="T6">–</text:span> Пинки тонко вскрикнула и затряслась, глядя на РД полными ужаса глазами.</text:p>
      <text:p text:style-name="P46"><text:span text:style-name="T6">–</text:span> Ты чего? <text:span text:style-name="T6">–</text:span> Удивилась РД.</text:p>
      <text:p text:style-name="P46">Пинки свернулась калачиком на полу, обхватив голову и, закрыв глаза, принялась бормотать скороговоркой.</text:p>
      <text:p text:style-name="P46"><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6"><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46"><text:span text:style-name="T6">–</text:span> Если тебе тяжело вспоминать сон, не мучайся, <text:span text:style-name="T6">–</text:span> обратилась Твайлайт.</text:p>
      <text:p text:style-name="P46"><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6"><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46"><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46"><text:span text:style-name="T6">–</text:span> А кто такая “Она”? <text:span text:style-name="T6">–</text:span> не выдержала Дэш.</text:p>
      <text:p text:style-name="P46"><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46"><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46"><text:span text:style-name="T6">–</text:span> Бедняжка, <text:span text:style-name="T6">–</text:span> прошептала Рэрити, <text:span text:style-name="T6">–</text:span> у неё сейчас вид как у <text:span text:style-name="T6">&lt;</text:span><text:span text:style-name="T17">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46"><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6"><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7">добавить сочувствия</text:span><text:span text:style-name="T6">&gt;</text:span>.</text:p>
      <text:p text:style-name="P46"/>
      <text:p text:style-name="P46"><text:span text:style-name="T6">&lt;</text:span><text:span text:style-name="T17">После этого случая Тавйлайт решает прекратить сеансы двойного сна. Сеанса с ЭйДжей и Флатти не будет</text:span><text:span text:style-name="T6">&gt;</text:span></text:p>
      <text:p text:style-name="P46"/>
      <text:h text:style-name="P113" text:outline-level="2">Исчезновение Селестии</text:h>
      <text:p text:style-name="P54">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text:soft-page-break/>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3" text:outline-level="2">Поиск решения</text:h>
      <text:p text:style-name="P80"/>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6"/>
      <text:h text:style-name="P113"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text:soft-page-break/>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text:soft-page-break/>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oft-page-break/><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4">Базовое положение: Селестия физически находится на компе Влада в соседнем с максовым доме, в качестве этической подпрограммы к Нексусу.</text:p>
      <text:p text:style-name="P54">Кратко:</text:p>
      <text:p text:style-name="P5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4">Эпизод 1:</text:p>
      <text:p text:style-name="P5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4">…</text:p>
      <text:p text:style-name="P54">Итого:</text:p>
      <text:p text:style-name="P5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4">Эпизод 3.5 (необязательный): День из жизни Дискорда (впечатления от нового мира, интерес путешествия, нежелание возвращаться).</text:p>
      <text:p text:style-name="P54">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text:soft-page-break/></text:p>
      <text:h text:style-name="P113"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3"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2">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text:soft-page-break/>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text:soft-page-break/>…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3" text:outline-level="2"><text:soft-page-break/>Безнадёжность</text:h>
      <text:p text:style-name="P50">&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3" text:outline-level="2"><text:soft-page-break/>След?</text:h>
      <text:p text:style-name="P80"/>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text:soft-page-break/></text:p>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text:soft-page-break/>–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3"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6">– </text:span>Ну хорошо. Убедила. В конце-концов, можем поступить так. Вы с Флатти вернётесь обратно а я продолжу поиски здесь.</text:p>
      <text:p text:style-name="P66"><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6">– </text:span>Вы можете связываться со мной раз в месяц по коридору.</text:p>
      <text:p text:style-name="P66"><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6">– </text:span>Конечно оставаться. Кто ещё, кроме нас, может найти её?</text:p>
      <text:p text:style-name="P66"><text:span text:style-name="T6">– </text:span>Я думал, ты не сможешь оставить Энджела и всех остальных надолго.</text:p>
      <text:p text:style-name="P66"><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6">– </text:span>Извини, Флаттершай, забылся.</text:p>
      <text:p text:style-name="P71"><text:span text:style-name="T6">– </text:span>Та ладно, я ж не против, – возразила Эпплджек. – Не парься, Флатти. Было б хуже, если б он <text:s/>назвал меня Эпплджек на людях.</text:p>
      <text:p text:style-name="P71"><text:span text:style-name="T6">– </text:span>Ты так... – запнулась Флаттершай. – Так быстро забыла свою ферму. И...</text:p>
      <text:p text:style-name="P71"><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6">– </text:span>Как ты можешь так говорить? – расплакалась Флаттершай.</text:p>
      <text:p text:style-name="P71"><text:span text:style-name="T6">– </text:span>Эй, девушки, не ссорьтесь! Мы — одна команда! И надеюсь, останемся ею и в дальнейшем. </text:p>
      <text:list xml:id="list4121425850353009212"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oft-page-break/><text:span text:style-name="T6">– </text:span>А если нет? – Эпплджек смотрела мне мне прямо в глаза.</text:p>
      <text:list xml:id="list20494917" text:continue-numbering="true" text:style-name="L5">
        <text:list-header>
          <text:p text:style-name="P123">Я молча пожал плечами. Эпплджек уверенно продолжила.</text:p>
        </text:list-header>
      </text:list>
      <text:p text:style-name="P71"><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6">– </text:span>Спасибо, ЭйДжей.</text:p>
      <text:p text:style-name="P71"><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04474" text:continue-numbering="true" text:style-name="L5">
        <text:list-header>
          <text:p text:style-name="P123">Флаттершай пробормотала нечто, показавшееся мне знакомым.</text:p>
        </text:list-header>
      </text:list>
      <text:p text:style-name="P71"><text:span text:style-name="T6">– </text:span>Флатти, ты что-то сказала? Я не расслышал.</text:p>
      <text:p text:style-name="P71"><text:span text:style-name="T6">– </text:span>Намерение Изменяет Реальность.</text:p>
      <text:p text:style-name="P71"><text:span text:style-name="T6">– </text:span>Эээ. А где ты слышала эту фразу, если не секрет?</text:p>
      <text:p text:style-name="P71"><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75822"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6">– </text:span>Флатти, ЭйДжей, буду через час. Ждите!</text:p>
      <text:p text:style-name="P66"/>
      <text:h text:style-name="P114" text:outline-level="2">Почти.</text:h>
      <text:p text:style-name="P81"/>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6">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text:soft-page-break/>–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14" text:outline-level="2">Дискорд</text:h>
      <text:p text:style-name="P80"/>
      <text:p text:style-name="P81">Девушки поспешно собирались, пока я растолковывал им задачу.</text:p>
      <text:p text:style-name="P81"><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6">– </text:span>Это тот твой приятель, который разбился с полгода назад? – спросила Эпплджек.</text:p>
      <text:p text:style-name="P81"><text:span text:style-name="T6">– </text:span>Да, это он.</text:p>
      <text:p text:style-name="P81"><text:span text:style-name="T6">– </text:span>А как мы попадём в его квартиру? Там сейчас кто-то живёт? – Флаттершай прыгала на одной ноге, натягивая кед.</text:p>
      <text:p text:style-name="P81"><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6">– </text:span>Макс, что случилось? У нас проблемы?</text:p>
      <text:p text:style-name="P82"><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6">– </text:span>Так что, будем ломать дверь? – Эпплджек критически осмотрелась, подмечая бабулек на лавочке и зевак во внутреннем скверике.</text:p>
      <text:p text:style-name="P82"><text:span text:style-name="T6">– </text:span>Нет нужды. Лучше станьте-ка сзади меня так, чтобы заслонить от этих бабулек и от вооон той камеры наблюдения.</text:p>
      <text:list xml:id="list3700625065071616449"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102"><text:span text:style-name="T6">–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102"><text:span text:style-name="T6">– </text:span>Макс, тут окно разбито! И верёвка какая-то висит. – крикнула Флаттершай из кухни.</text:p>
      <text:p text:style-name="P102"><text:span text:style-name="T6">–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6">–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6">– </text:span>Оп-па! – пробормотала Эпплджек. – Нежданчик!</text:p>
      <text:p text:style-name="P102"><text:span text:style-name="T6">– </text:span>Ты, я вижу, времени не терял, – моя рука под прикрытием стола медленно тянулась к тяжёлой фарфоровой кружке, стоящей на краю.</text:p>
      <text:p text:style-name="P83"><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6">– </text:span>А почему ты вообще решил искать нас тут? – спросила Эпплджек. – Приехал бы домой. Мы б тебя чаем напоили.</text:p>
      <text:p text:style-name="P83"><text:span text:style-name="T6">–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3"><text:span text:style-name="T6">– </text:span>С кем это вы тут разговариваете?</text:p>
      <text:list xml:id="list7316738540264952258" text:style-name="L7">
        <text:list-header>
          <text:p text:style-name="P11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2">На лице Дискорда появилось удивлённо-мечтательное выражение и он вырубился.</text:p>
      <text:p text:style-name="P102"/>
      <text:h text:style-name="P113" text:outline-level="2">Селестия</text:h>
      <text:p text:style-name="P102"/>
      <text:p text:style-name="P8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1">–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18">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text:soft-page-break/>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5">– И что? – продолжила его мысль Эпплджек.</text:p>
      <text:p text:style-name="P95">–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text:soft-page-break/>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1"/>
      <text:h text:style-name="P113" text:outline-level="2">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91">– ЙУУУУУУУХХХУУУУУ!!! – заорал Дискорд, сложил крылья и врезался в шар.</text:p>
      <text:p text:style-name="P96">&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0"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6">–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text:soft-page-break/>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5">Ученик поднял копыто, желая ответить на вопрос, когда Стар Свирл Бородатый громко икнул и </text:span><text:soft-page-break/><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5">–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6">&lt;</text:span>упомянуть в эпизоде на Терре, что МЛП-сериал закрылся год назад<text:span text:style-name="T6">&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6">&lt;</text:span><text:span text:style-name="T20">чёрт</text:span><text:span text:style-name="T6">&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text:soft-page-break/>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6">– </text:span>Какой ещё, нафиг, «мой фанфик»? Я никакого фанфика не писал. И не собираюсь, вообще-то.</text:p>
      <text:p text:style-name="P105"><text:soft-page-break/>Анакорн ехидно ухмыльнулся и откинулся в кресле, переплетя пальцы за затылком.</text:p>
      <text:p text:style-name="P105"><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6">– </text:span>Факн щит<text:note text:id="ftn13" text:note-class="footnote"><text:note-citation>13</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5">&lt;<text:span text:style-name="T1">- Но если миры Эквестрии станут существовать — появятся и те из них, в которых тьма страданий, постапокалипсис.</text:span></text:p>
      <text:p text:style-name="P75"><text:span text:style-name="T1">- И это лучше, чем не существовать, поверь</text:span>&gt;</text:p>
      <text:p text:style-name="P72"><text:soft-page-break/>***</text:p>
      <text:p text:style-name="P72"/>
      <text:p text:style-name="P71">&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1"/>
      <text:p text:style-name="P71">–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7">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1">–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text:soft-page-break/>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2837152777581646625" text:style-name="L8">
        <text:list-header>
          <text:p text:style-name="P125">(<text:span text:style-name="T24">Луна — как повелительница снов, слышала разговор Макса с Анакорном</text:span>)</text:p>
          <text:p text:style-name="P126"/>
        </text:list-header>
      </text:list>
      <text:p text:style-name="P92">***</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6">Я опустил руку на шею Дэш и ощутил теплоту и лёгкое покалывание в пустоте.</text:p>
      <text:p text:style-name="P66"><text:span text:style-name="T6">–</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13" text:outline-level="2"><text:soft-page-break/>Земля</text:h>
      <text:p text:style-name="P69">Музыкальная тема из бегущего по лезвию бритвы — <text:span text:style-name="T6">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23T00:31:44.36</dc:date>
    <meta:editing-duration>P69DT18H27M49S</meta:editing-duration>
    <meta:editing-cycles>3384</meta:editing-cycles>
    <meta:generator>OpenOffice/4.1.1$Win32 OpenOffice.org_project/411m6$Build-9775</meta:generator>
    <meta:document-statistic meta:table-count="0" meta:image-count="0" meta:object-count="0" meta:page-count="142" meta:paragraph-count="2912" meta:word-count="68452" meta:character-count="435996"/>
    <dc:creator>макс </dc:creator>
  </office:meta>
</office:document-meta>
</file>